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182238" officeooo:paragraph-rsid="000e231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-Roman" fo:font-size="13pt" fo:font-weight="bold" officeooo:rsid="0019e7db" officeooo:paragraph-rsid="000e2313" style:font-size-asian="13pt" style:font-weight-asian="bold" style:font-size-complex="13pt" style:font-weight-complex="bold"/>
    </style:style>
    <style:style style:name="P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6" style:family="paragraph" style:parent-style-name="Standard" style:list-style-name="L8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7" style:family="paragraph" style:parent-style-name="Standard">
      <style:paragraph-properties fo:line-height="100%" fo:text-align="center" style:justify-single-word="false"/>
      <style:text-properties style:font-name="Courier New" fo:font-size="10pt" fo:font-weight="normal" officeooo:rsid="00182238" officeooo:paragraph-rsid="000e2313" style:font-size-asian="8.75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.499cm" style:auto-text-indent="false" fo:background-color="transparent"/>
      <style:text-properties style:text-position="0% 100%" style:font-name="Times-Roman" fo:font-size="12pt" fo:language="pt" fo:country="BR" fo:font-style="normal" fo:font-weight="normal" officeooo:rsid="0041d96a" officeooo:paragraph-rsid="000e231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text-position="0% 100%" style:font-name="Times-Roman" fo:font-size="12pt" fo:language="pt" fo:country="BR" fo:font-style="normal" fo:font-weight="normal" officeooo:rsid="0040f059" officeooo:paragraph-rsid="000e231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-Roman" fo:font-size="16pt" fo:font-weight="bold" officeooo:rsid="00182238" officeooo:paragraph-rsid="000e2313" style:font-size-asian="14pt" style:font-weight-asian="bold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style="italic" fo:font-weight="bold" officeooo:rsid="0018ae72" officeooo:paragraph-rsid="000e2313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801cm" fo:margin-right="0.801cm" fo:line-height="100%" fo:text-align="justify" style:justify-single-word="false" fo:text-indent="-0.801cm" style:auto-text-indent="false" style:page-number="auto" fo:background-color="transparent"/>
      <style:text-properties style:font-name="Times New 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801cm" fo:margin-right="0cm" fo:line-height="150%" fo:text-align="justify" style:justify-single-word="false" fo:text-indent="-0.801cm" style:auto-text-indent="false" style:page-number="auto" fo:background-color="transparent"/>
      <style:text-properties style:font-name="Times New Roman" fo:font-size="12pt" fo:font-weight="normal" officeooo:rsid="0018ae72" officeooo:paragraph-rsid="000e2313" style:font-size-asian="10.5pt" style:font-weight-asian="normal" style:font-size-complex="12pt" style:font-weight-complex="normal"/>
    </style:style>
    <style:style style:name="P15" style:family="paragraph" style:parent-style-name="Standard" style:list-style-name="L5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2f8d42" officeooo:paragraph-rsid="000e231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2f8d42" officeooo:paragraph-rsid="000e231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30b1bd" officeooo:paragraph-rsid="000e231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36fef2" officeooo:paragraph-rsid="000e231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style:text-underline-style="none" fo:font-weight="bold" officeooo:rsid="003818d3" officeooo:paragraph-rsid="000e2313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6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style:text-underline-style="none" fo:font-weight="normal" officeooo:rsid="003818d3" officeooo:paragraph-rsid="000e231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style:text-underline-style="none" fo:font-weight="normal" officeooo:rsid="003818d3" officeooo:paragraph-rsid="000e231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weight="normal" officeooo:rsid="002f8d42" officeooo:paragraph-rsid="000e2313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weight="normal" officeooo:rsid="003154a3" officeooo:paragraph-rsid="000e2313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weight="normal" officeooo:rsid="0036fef2" officeooo:paragraph-rsid="000e2313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top="0.201cm" fo:margin-bottom="0.201cm" loext:contextual-spacing="false" fo:line-height="100%" fo:text-align="center" style:justify-single-word="false" fo:background-color="transparent"/>
      <style:text-properties style:font-name="Times-Roman" fo:font-size="12pt" fo:language="pt" fo:country="BR" fo:font-style="italic" style:text-underline-style="none" fo:font-weight="normal" officeooo:rsid="0036fef2" officeooo:paragraph-rsid="000e2313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italic" fo:font-weight="normal" officeooo:rsid="003f0553" officeooo:paragraph-rsid="000e2313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paragraph-rsid="000e2313"/>
    </style:style>
    <style:style style:name="P28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3818d3" officeooo:paragraph-rsid="000e2313"/>
    </style:style>
    <style:style style:name="P29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39586c" officeooo:paragraph-rsid="000e2313"/>
    </style:style>
    <style:style style:name="P30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tyle="normal" officeooo:rsid="003b4538" officeooo:paragraph-rsid="000e2313" style:font-style-asian="normal" style:font-style-complex="normal"/>
    </style:style>
    <style:style style:name="P31" style:family="paragraph" style:parent-style-name="Standard">
      <loext:graphic-properties draw:fill="none"/>
      <style:paragraph-properties fo:margin-top="0.201cm" fo:margin-bottom="0.201cm" loext:contextual-spacing="false" fo:line-height="100%" fo:text-align="center" style:justify-single-word="false" fo:background-color="transparent"/>
      <style:text-properties style:font-name="Times-Roman" fo:font-style="italic" officeooo:rsid="003b4538" officeooo:paragraph-rsid="000e2313" style:font-style-asian="italic" style:font-style-complex="italic"/>
    </style:style>
    <style:style style:name="P32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0fd3ef" officeooo:paragraph-rsid="001076bb"/>
    </style:style>
    <style:style style:name="P33" style:family="paragraph" style:parent-style-name="Standard">
      <loext:graphic-properties draw:fill="none"/>
      <style:paragraph-properties fo:margin-top="0.201cm" fo:margin-bottom="0.201cm" loext:contextual-spacing="false" fo:line-height="100%" fo:text-align="start" style:justify-single-word="false" fo:background-color="transparent"/>
      <style:text-properties style:font-name="Times New Roman" fo:font-size="12pt" fo:font-weight="bold" officeooo:rsid="002635b0" officeooo:paragraph-rsid="000e2313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top="0.201cm" fo:margin-bottom="0.201cm" loext:contextual-spacing="false" fo:line-height="100%" fo:text-align="center" style:justify-single-word="false" fo:background-color="transparent"/>
      <style:text-properties style:text-position="0% 100%" style:font-name="Times-Roman" fo:language="en" fo:country="US" fo:font-style="normal" fo:font-weight="bold" officeooo:rsid="003b4538" officeooo:paragraph-rsid="000e2313" style:font-style-asian="normal" style:font-weight-asian="bold" style:font-style-complex="normal" style:font-weight-complex="bold"/>
    </style:style>
    <style:style style:name="P35" style:family="paragraph" style:parent-style-name="Standard" style:list-style-name="L7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3f0553" officeooo:paragraph-rsid="000e231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2f71df" officeooo:paragraph-rsid="000e231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language="pt" fo:country="BR" fo:font-weight="normal" officeooo:rsid="002f71df" officeooo:paragraph-rsid="000e2313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40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style:font-name="Times-Roman" fo:font-size="13pt" fo:font-style="italic" officeooo:rsid="003f0553" officeooo:paragraph-rsid="000e2313" style:font-size-asian="11.3500003814697pt" style:font-style-asian="italic" style:font-size-complex="13pt" style:font-style-complex="italic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weight="bold" officeooo:rsid="001bf3bf" officeooo:paragraph-rsid="000e2313" style:font-weight-asian="bold" style:font-weight-complex="bold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bold" officeooo:rsid="00352bc2" officeooo:paragraph-rsid="000e2313" style:font-style-asian="normal" style:font-weight-asian="bold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top="0cm" fo:margin-bottom="0cm" loext:contextual-spacing="false" fo:line-height="150%" fo:text-align="center" style:justify-single-word="false" fo:background-color="transparent"/>
      <style:text-properties style:font-name="Helvetica" fo:font-size="10pt" fo:font-weight="bold" officeooo:rsid="00262664" officeooo:paragraph-rsid="000e2313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 New Roman" fo:font-size="12pt" fo:font-weight="normal" officeooo:rsid="002c606a" officeooo:paragraph-rsid="000e2313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style:text-position="0% 100%" style:font-name="Times-Roman" fo:font-size="12pt" fo:language="pt" fo:country="BR" fo:font-style="normal" fo:font-weight="normal" officeooo:rsid="0041d96a" officeooo:paragraph-rsid="000e231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top="0.302cm" fo:margin-bottom="0.302cm" loext:contextual-spacing="false" fo:line-height="100%" fo:text-align="start" style:justify-single-word="false" fo:background-color="transparent"/>
      <style:text-properties style:font-name="Times-Roman" fo:font-size="12pt" fo:font-weight="bold" officeooo:rsid="0023a7da" officeooo:paragraph-rsid="000e2313" style:font-size-asian="10.5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top="0.302cm" fo:margin-bottom="0.302cm" loext:contextual-spacing="false" fo:line-height="100%" fo:text-align="justify" style:justify-single-word="false" fo:background-color="transparent"/>
      <style:text-properties style:font-name="Times New Roman" fo:font-size="12pt" fo:font-weight="normal" officeooo:rsid="002c606a" officeooo:paragraph-rsid="000e2313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top="0.302cm" fo:margin-bottom="0.302cm" loext:contextual-spacing="false" fo:line-height="150%" fo:text-align="center" style:justify-single-word="false" fo:background-color="transparent"/>
      <style:text-properties style:font-name="Helvetica" fo:font-size="10pt" fo:language="en" fo:country="US" fo:font-style="normal" fo:font-weight="bold" officeooo:rsid="002f71df" officeooo:paragraph-rsid="000e2313" style:font-size-asian="8.75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top="0.101cm" fo:margin-bottom="0.101cm" loext:contextual-spacing="false" fo:line-height="150%" fo:text-align="center" style:justify-single-word="false" fo:background-color="transparent"/>
      <style:text-properties style:font-name="Helvetica" fo:font-size="10pt" fo:font-weight="bold" officeooo:rsid="00252a92" officeooo:paragraph-rsid="000e2313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Helvetica" fo:font-size="10pt" fo:font-weight="bold" officeooo:rsid="002635b0" officeooo:paragraph-rsid="000e2313" style:font-size-asian="10pt" style:font-weight-asian="bold" style:font-size-complex="10pt" style:font-weight-complex="bold"/>
    </style:style>
    <style:style style:name="P52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Helvetica" fo:font-size="10pt" fo:font-weight="bold" officeooo:rsid="00287d8c" officeooo:paragraph-rsid="000e2313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252a92" officeooo:paragraph-rsid="000e2313" style:font-size-asian="10.5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262664" officeooo:paragraph-rsid="000e2313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 New Roman" fo:font-size="12pt" fo:font-weight="normal" officeooo:rsid="002635b0" officeooo:paragraph-rsid="000e2313" style:font-size-asian="12pt" style:font-weight-asian="normal" style:font-size-complex="12pt" style:font-weight-complex="normal"/>
    </style:style>
    <style:style style:name="P56" style:family="paragraph" style:parent-style-name="Standard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 New Roman" fo:font-size="12pt" fo:font-weight="normal" officeooo:rsid="00280134" officeooo:paragraph-rsid="000e2313" style:font-size-asian="10.5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 New Roman" fo:font-size="12pt" fo:font-weight="normal" officeooo:rsid="00280134" officeooo:paragraph-rsid="000e2313" style:font-size-asian="10.5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 New Roman" fo:font-size="12pt" fo:font-weight="normal" officeooo:rsid="00287d8c" officeooo:paragraph-rsid="000e2313" style:font-size-asian="10.5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style:font-name="Times New Roman" fo:font-size="12pt" fo:font-weight="bold" officeooo:rsid="002c606a" officeooo:paragraph-rsid="000e2313" style:font-size-asian="10.5pt" style:font-weight-asian="bold" style:font-size-complex="12pt" style:font-weight-complex="bold"/>
    </style:style>
    <style:style style:name="P60" style:family="paragraph" style:parent-style-name="Standard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ize="12pt" fo:font-weight="normal" officeooo:rsid="00280134" officeooo:paragraph-rsid="000e2313" style:font-size-asian="10.5pt" style:font-weight-asian="normal" style:font-size-complex="12pt" style:font-weight-complex="normal"/>
    </style:style>
    <style:style style:name="T1" style:family="text">
      <style:text-properties officeooo:rsid="004a2e1d"/>
    </style:style>
    <style:style style:name="T2" style:family="text">
      <style:text-properties style:font-name="Times-Roman" fo:font-style="italic" officeooo:rsid="00222799" style:font-style-asian="italic" style:font-style-complex="italic"/>
    </style:style>
    <style:style style:name="T3" style:family="text">
      <style:text-properties style:font-name="Times-Roman" fo:font-style="italic" fo:font-weight="normal" officeooo:rsid="0023a7da" style:font-style-asian="italic" style:font-weight-asian="normal" style:font-style-complex="italic" style:font-weight-complex="normal"/>
    </style:style>
    <style:style style:name="T4" style:family="text">
      <style:text-properties style:font-name="Times-Roman" fo:font-style="italic" fo:font-weight="normal" officeooo:rsid="000e2313" style:font-style-asian="italic" style:font-weight-asian="normal" style:font-style-complex="italic" style:font-weight-complex="normal"/>
    </style:style>
    <style:style style:name="T5" style:family="text">
      <style:text-properties style:font-name="Times-Roman" fo:font-style="italic" fo:font-weight="normal" officeooo:rsid="000e8290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8d3" style:font-style-asian="italic" style:font-style-complex="italic"/>
    </style:style>
    <style:style style:name="T8" style:family="text">
      <style:text-properties fo:font-style="italic" officeooo:rsid="0038f5b4" style:font-style-asian="italic" style:font-style-complex="italic"/>
    </style:style>
    <style:style style:name="T9" style:family="text">
      <style:text-properties fo:font-style="italic" officeooo:rsid="003b4538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e231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e8290" style:font-style-asian="italic" style:font-weight-asian="normal" style:font-style-complex="italic" style:font-weight-complex="normal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9e7db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d7fdb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3a7da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52a9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0e829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fd3ef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af597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076bb" style:font-size-asian="10.5pt" style:font-weight-asian="normal" style:font-size-complex="12pt" style:font-weight-complex="normal"/>
    </style:style>
    <style:style style:name="T22" style:family="text">
      <style:text-properties fo:font-size="12pt" fo:font-style="italic" fo:font-weight="normal" officeooo:rsid="000e8290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language="pt" fo:country="BR" fo:font-style="normal" style:text-underline-style="none" fo:font-weight="normal" officeooo:rsid="003818d3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pt" fo:country="BR" fo:font-style="normal" style:text-underline-style="none" fo:font-weight="normal" officeooo:rsid="0036fef2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language="pt" fo:country="BR" fo:font-style="italic" style:text-underline-style="none" fo:font-weight="normal" officeooo:rsid="0036fef2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weight="bold" officeooo:rsid="000e8290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0fd3ef" style:font-size-asian="10.5pt" style:font-weight-asian="bold" style:font-size-complex="12pt" style:font-weight-complex="bold"/>
    </style:style>
    <style:style style:name="T28" style:family="text">
      <style:text-properties officeooo:rsid="002635b0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46ffc6" style:font-style-asian="normal" style:font-style-complex="normal"/>
    </style:style>
    <style:style style:name="T31" style:family="text">
      <style:text-properties fo:font-style="normal" officeooo:rsid="002635b0" style:font-style-asian="normal" style:font-style-complex="normal"/>
    </style:style>
    <style:style style:name="T32" style:family="text">
      <style:text-properties fo:font-style="normal" officeooo:rsid="002f8d42" style:font-style-asian="normal" style:font-style-complex="normal"/>
    </style:style>
    <style:style style:name="T33" style:family="text">
      <style:text-properties fo:font-style="normal" officeooo:rsid="0030b1bd" style:font-style-asian="normal" style:font-style-complex="normal"/>
    </style:style>
    <style:style style:name="T34" style:family="text">
      <style:text-properties fo:font-style="normal" officeooo:rsid="00336f90" style:font-style-asian="normal" style:font-style-complex="normal"/>
    </style:style>
    <style:style style:name="T35" style:family="text">
      <style:text-properties fo:font-style="normal" officeooo:rsid="0032c43e" style:font-style-asian="normal" style:font-style-complex="normal"/>
    </style:style>
    <style:style style:name="T36" style:family="text">
      <style:text-properties fo:font-style="normal" officeooo:rsid="00352bc2" style:font-style-asian="normal" style:font-style-complex="normal"/>
    </style:style>
    <style:style style:name="T37" style:family="text">
      <style:text-properties fo:font-style="normal" officeooo:rsid="003818d3" style:font-style-asian="normal" style:font-style-complex="normal"/>
    </style:style>
    <style:style style:name="T38" style:family="text">
      <style:text-properties fo:font-style="normal" officeooo:rsid="0038f5b4" style:font-style-asian="normal" style:font-style-complex="normal"/>
    </style:style>
    <style:style style:name="T39" style:family="text">
      <style:text-properties fo:font-style="normal" officeooo:rsid="003b4538" style:font-style-asian="normal" style:font-style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officeooo:rsid="002635b0"/>
    </style:style>
    <style:style style:name="T43" style:family="text">
      <style:text-properties style:font-name="Times New Roman" officeooo:rsid="00287d8c"/>
    </style:style>
    <style:style style:name="T44" style:family="text">
      <style:text-properties style:font-name="Times New Roman" officeooo:rsid="00336f90"/>
    </style:style>
    <style:style style:name="T45" style:family="text">
      <style:text-properties officeooo:rsid="00336f90"/>
    </style:style>
    <style:style style:name="T46" style:family="text">
      <style:text-properties officeooo:rsid="002be10a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02ea6e4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2ea6e4"/>
    </style:style>
    <style:style style:name="T51" style:family="text">
      <style:text-properties officeooo:rsid="0046ffc6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language="en" fo:country="US"/>
    </style:style>
    <style:style style:name="T54" style:family="text">
      <style:text-properties style:text-position="0% 100%" fo:language="en" fo:country="US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text-position="0% 100%" fo:language="pt" fo:country="BR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text-position="0% 100%" fo:language="pt" fo:country="BR" fo:font-style="normal" fo:font-weight="bold" officeooo:rsid="001076bb" style:font-style-asian="normal" style:font-weight-asian="bold" style:font-style-complex="normal" style:font-weight-complex="bold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style:text-position="0% 100%" fo:font-style="normal" officeooo:rsid="00405f70" style:font-style-asian="normal" style:font-style-complex="normal"/>
    </style:style>
    <style:style style:name="T59" style:family="text">
      <style:text-properties style:text-position="super 58%" fo:language="en" fo:country="US"/>
    </style:style>
    <style:style style:name="T60" style:family="text">
      <style:text-properties style:text-position="super 58%" fo:language="en" fo:country="US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officeooo:rsid="004b6307"/>
    </style:style>
    <style:style style:name="T62" style:family="text">
      <style:text-properties officeooo:rsid="0048a99a"/>
    </style:style>
    <style:style style:name="T63" style:family="text">
      <style:text-properties officeooo:rsid="000e2313"/>
    </style:style>
    <style:style style:name="T64" style:family="text">
      <style:text-properties officeooo:rsid="001076bb"/>
    </style:style>
    <style:style style:name="T65" style:family="text">
      <style:text-properties fo:font-size="13pt" style:font-size-asian="11.3500003814697pt" style:font-size-complex="13pt"/>
    </style:style>
    <style:style style:name="T66" style:family="text">
      <style:text-properties fo:font-size="13pt" officeooo:rsid="001076bb" style:font-size-asian="11.3500003814697pt" style:font-size-complex="13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rabalho Prático <text:span text:style-name="T63">2</text:span>: <text:span text:style-name="T63">Biblioteca Digital</text:span> <text:span text:style-name="T63">de</text:span> Arendelle</text:p>
      <text:p text:style-name="P1">Victor Hugo Silva Moura</text:p>
      <text:p text:style-name="P2">Universidade Federal de Minas Gerais (UFMG)</text:p>
      <text:p text:style-name="P3">Belo Horizonte – MG – Bra<text:span text:style-name="T1">s</text:span>il</text:p>
      <text:p text:style-name="P7">victorhugosmoura@gmail.com</text:p>
      <text:p text:style-name="P7"/>
      <text:p text:style-name="P13"><text:tab/><text:span text:style-name="T2">Abstract. </text:span><text:span text:style-name="T3">The following text describes the “</text:span><text:span text:style-name="T4">Arendelle’s Digital Library</text:span><text:span text:style-name="T3">”’s problem and </text:span><text:span text:style-name="T4">its solution usin</text:span><text:span text:style-name="T5">g</text:span><text:span text:style-name="T4"> different implementation</text:span><text:span text:style-name="T5">s</text:span><text:span text:style-name="T4"> of QuickSort algorithm</text:span><text:span text:style-name="T3">. </text:span><text:span text:style-name="T4">For each implementation, a series of analys</text:span><text:span text:style-name="T5">e</text:span><text:span text:style-name="T4">s </text:span><text:span text:style-name="T5">are made in order to compare their respective performances</text:span><text:span text:style-name="T3">.</text:span></text:p>
      <text:p text:style-name="P11"><text:tab/></text:p>
      <text:p text:style-name="P12"><text:span text:style-name="T6"><text:tab/>Resumo.</text:span> <text:span text:style-name="T10">O texto a seguir descreve o problema “</text:span><text:span text:style-name="T11">Biblioteca Digital de Arendelle</text:span><text:span text:style-name="T10">” e </text:span><text:span text:style-name="T11">sua resolução </text:span><text:span text:style-name="T12">usando</text:span><text:span text:style-name="T11"> d</text:span><text:span text:style-name="T12">iferentes</text:span><text:span text:style-name="T11"> implemenações do algoritmo QuickSort</text:span><text:span text:style-name="T10">. </text:span><text:span text:style-name="T11">Para cada implementação </text:span><text:span text:style-name="T10">é </text:span><text:span text:style-name="T11">feita uma série de análises </text:span><text:span text:style-name="T12">a fim </text:span><text:span text:style-name="T11">de comparar suas respectivas performances</text:span><text:span text:style-name="T10">.</text:span></text:p>
      <text:p text:style-name="P14"/>
      <text:p text:style-name="P4">1. Introdução</text:p>
      <text:p text:style-name="P5"><text:span text:style-name="T14">O problema </text:span><text:span text:style-name="T22">Biblioteca Digital de Arendelle</text:span><text:span text:style-name="T14"> consiste em </text:span><text:span text:style-name="T18">ordenar o acervo de livros e pergaminhos que o reino de Arendelle possui em suas bibliotecas físicas</text:span><text:span text:style-name="T14">. </text:span><text:span text:style-name="T18">Por simplificação, cada item do acervo é considerado como um número inteiro </text:span><text:span text:style-name="T19">e, deste modo</text:span><text:span text:style-name="T18">, o real problema é ordenar um array de inteiros. Para realizar essa ordenação existem 7 algoritmos candidatos que devem ser comparados a fim de descobrir qual é a eficiência deles para a resolução desse problema. Os algoritmos candidatos são variações do algoritmo QuickSort, sendo eles:</text:span></text:p>
      <text:list xml:id="list1802803027" text:style-name="L8">
        <text:list-item>
          <text:p text:style-name="P6"><text:span text:style-name="T26">Quicksort cl</text:span><text:span text:style-name="T27">á</text:span><text:span text:style-name="T26">ssico </text:span><text:span text:style-name="T18">- Sele</text:span><text:span text:style-name="T19">çã</text:span><text:span text:style-name="T18">o de piv</text:span><text:span text:style-name="T19">ô</text:span><text:span text:style-name="T18"> usando o elemento central.</text:span></text:p>
        </text:list-item>
        <text:list-item>
          <text:p text:style-name="P6"><text:span text:style-name="T26">Quicksort mediana de t</text:span><text:span text:style-name="T27">rê</text:span><text:span text:style-name="T26">s</text:span><text:span text:style-name="T18"> - Sele</text:span><text:span text:style-name="T19">çã</text:span><text:span text:style-name="T18">o do piv</text:span><text:span text:style-name="T19">ô</text:span><text:span text:style-name="T18"> usando a “mediana de tr</text:span><text:span text:style-name="T19">ê</text:span><text:span text:style-name="T18">s” elementos, em que o piv</text:span><text:span text:style-name="T19">ô é</text:span><text:span text:style-name="T18"> escolhido usando a mediana entre a chave mais </text:span><text:span text:style-name="T19">à</text:span><text:span text:style-name="T18"> esquerda, a chave mais </text:span><text:span text:style-name="T19">à</text:span><text:span text:style-name="T18"> direita e a chave central (como no algoritmo cl</text:span><text:span text:style-name="T19">á</text:span><text:span text:style-name="T18">ssico).</text:span></text:p>
        </text:list-item>
        <text:list-item>
          <text:p text:style-name="P6"><text:span text:style-name="T26">Quicksort primeiro elemento </text:span><text:span text:style-name="T18">- Sele</text:span><text:span text:style-name="T19">çã</text:span><text:span text:style-name="T18">o do piv</text:span><text:span text:style-name="T19">ô</text:span><text:span text:style-name="T18"> como sendo o primeiro elemento do subconjunto.</text:span></text:p>
        </text:list-item>
        <text:list-item>
          <text:p text:style-name="P6"><text:span text:style-name="T26">Quicksort inser</text:span><text:span text:style-name="T27">çã</text:span><text:span text:style-name="T26">o 1%</text:span><text:span text:style-name="T18"> - O processo de parti</text:span><text:span text:style-name="T19">çã</text:span><text:span text:style-name="T18">o </text:span><text:span text:style-name="T19">é</text:span><text:span text:style-name="T18"> interrompido quando o subvetor tiver menos de k = 1% chaves. A parti</text:span><text:span text:style-name="T19">çã</text:span><text:span text:style-name="T18">o ent</text:span><text:span text:style-name="T19">ã</text:span><text:span text:style-name="T18">o deve ser ordenada usando uma implementa</text:span><text:span text:style-name="T19">çã</text:span><text:span text:style-name="T18">o especial do algoritmo de ordena</text:span><text:span text:style-name="T19">çã</text:span><text:span text:style-name="T18">o por inser</text:span><text:span text:style-name="T19">çã</text:span><text:span text:style-name="T18">o, preparada para ordenar um subvetor. Sele</text:span><text:span text:style-name="T19">çã</text:span><text:span text:style-name="T18">o de piv</text:span><text:span text:style-name="T19">ô </text:span><text:span text:style-name="T18">usando a “mediana de tr</text:span><text:span text:style-name="T19">ê</text:span><text:span text:style-name="T18">s” elementos, descrita acima.</text:span></text:p>
        </text:list-item>
        <text:list-item>
          <text:p text:style-name="P6"><text:span text:style-name="T26">Quicksort inser</text:span><text:span text:style-name="T27">çã</text:span><text:span text:style-name="T26">o 5% </text:span><text:span text:style-name="T18">- Mesmo que o anterior, com k = 5%.</text:span></text:p>
        </text:list-item>
        <text:list-item>
          <text:p text:style-name="P6"><text:span text:style-name="T26">Quicksort inser</text:span><text:span text:style-name="T27">çã</text:span><text:span text:style-name="T26">o 10%</text:span><text:span text:style-name="T18"> - Mesmo que o anterior, com k = 10%.</text:span></text:p>
        </text:list-item>
        <text:list-item>
          <text:p text:style-name="P6"><text:span text:style-name="T26">Quicksort n</text:span><text:span text:style-name="T27">ã</text:span><text:span text:style-name="T26">o recursivo </text:span><text:span text:style-name="T18">- Implementa</text:span><text:span text:style-name="T19">çã</text:span><text:span text:style-name="T18">o que n</text:span><text:span text:style-name="T19">ã</text:span><text:span text:style-name="T18">o usa recursividade. Utiliza pilha para simular as chamadas de fun</text:span><text:span text:style-name="T19">çã</text:span><text:span text:style-name="T18">o recursivas e identificar os intervalos a serem ordenados a cada momento. A sele</text:span><text:span text:style-name="T19">çã</text:span><text:span text:style-name="T18">o do piv</text:span><text:span text:style-name="T19">ô</text:span><text:span text:style-name="T18"> deve ser feita assim como no Quicksort cl</text:span><text:span text:style-name="T19">á</text:span><text:span text:style-name="T18">ssico.</text:span></text:p>
        </text:list-item>
      </text:list>
      <text:p text:style-name="P32"><text:span text:style-name="T20">P</text:span><text:span text:style-name="T13">ara cada algoritmo </text:span><text:span text:style-name="T21">são feitos testes com diferentes tipos de arrays de entrada (ordenado crescente, ordenado decrescente e aleatório) e diferentes tamanhos de array <text:s/>com intuito de obter aproximadamente o tempo de execução, número de comparações entre chaves e número de movimentações de registro médios (mediana no caso do </text:span><text:soft-page-break/><text:span text:style-name="T21">tempo de execução).</text:span><text:span text:style-name="T13"> </text:span><text:span text:style-name="T21">Posteriormente </text:span><text:span text:style-name="T13">deve ser </text:span><text:span text:style-name="T21">feita</text:span><text:span text:style-name="T13"> uma análise d</text:span><text:span text:style-name="T21">os três parâmetros citados anteriormente.</text:span></text:p>
      <text:p text:style-name="P39"/>
      <text:p text:style-name="P39">2. Implementação</text:p>
      <text:p text:style-name="P39"/>
      <text:p text:style-name="P42"><text:span text:style-name="T65">3. </text:span><text:span text:style-name="T66">Instruções de Compilação e Execução</text:span></text:p>
      <text:p text:style-name="P42"><text:span text:style-name="T66"/></text:p>
      <text:p text:style-name="P40"><text:span text:style-name="T54">4. </text:span><text:span text:style-name="T56">Análise Experimental</text:span></text:p>
      <text:p text:style-name="P40"><text:span text:style-name="T56"/></text:p>
      <text:p text:style-name="P46">5. <text:span text:style-name="T64">Conclusão</text:span></text:p>
      <text:p text:style-name="P46"/>
      <text:p text:style-name="P46"><text:span text:style-name="T64">6</text:span>. Referên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1:03.703303840</meta:creation-date>
    <dc:date>2019-05-31T14:49:25.621635521</dc:date>
    <meta:editing-duration>PT13M1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448" meta:character-count="2857" meta:non-whitespace-character-count="2432"/>
  </office:meta>
</office:document-meta>
</file>